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19E8B9FDC58D5DAC5D6.png" manifest:media-type="image/png"/>
  <manifest:file-entry manifest:full-path="Pictures/10000000000003E9000000A1AAD63A342BC7EDD6.png" manifest:media-type="image/png"/>
  <manifest:file-entry manifest:full-path="Pictures/10000000000002430000009D4A44319BFFE58C03.png" manifest:media-type="image/png"/>
  <manifest:file-entry manifest:full-path="Pictures/100000000000030600000297D95EAC866FBAB643.png" manifest:media-type="image/png"/>
  <manifest:file-entry manifest:full-path="Pictures/1000020100000148000001FD3C8C00ED54663F1A.png" manifest:media-type="image/png"/>
  <manifest:file-entry manifest:full-path="Pictures/1000000000000352000004E44CCA74F2028F36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100%" draw:fill-color="#0072e4" draw:opacity="32%" draw:opacity-name="" draw:textarea-horizontal-align="justify" draw:textarea-vertical-align="middle" draw:auto-grow-height="false" fo:min-height="9.698cm" fo:min-width="4.326cm"/>
    </style:style>
    <style:style style:name="gr3" style:family="graphic" style:parent-style-name="standard">
      <style:graphic-properties svg:stroke-opacity="100%" draw:fill-color="#0072e4" draw:opacity="32%" draw:opacity-name="" draw:textarea-horizontal-align="justify" draw:textarea-vertical-align="middle" draw:auto-grow-height="false" fo:min-height="13.762cm" fo:min-width="3.99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72e4" draw:opacity="32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12cm" svg:height="14.012cm" svg:x="3.302cm" svg:y="0.508cm">
          <draw:image xlink:href="Pictures/1000000000000352000004E44CCA74F2028F36FB.png" xlink:type="simple" xlink:show="embed" xlink:actuate="onLoad" loext:mime-type="image/png">
            <text:p/>
          </draw:image>
        </draw:frame>
        <draw:frame draw:style-name="gr1" draw:text-style-name="P1" draw:layer="layout" svg:width="8.128cm" svg:height="12.077cm" svg:x="16.256cm" svg:y="1.524cm">
          <draw:image xlink:href="Pictures/1000020100000148000001FD3C8C00ED54663F1A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9.701cm" svg:height="9.27cm" svg:x="14.732cm" svg:y="15.114cm">
          <draw:image xlink:href="Pictures/100000000000030600000297D95EAC866FBAB643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4.826cm" svg:height="9.948cm" svg:x="3.302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92cm" svg:height="14.012cm" svg:x="8.322cm" svg:y="0.50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954cm" svg:y1="6.604cm" svg:x2="17.272cm" svg:y2="6.604cm">
          <text:p/>
        </draw:line>
        <draw:connector draw:style-name="gr4" draw:text-style-name="P3" draw:layer="layout" draw:type="lines" svg:x1="5.715cm" svg:y1="14.52cm" svg:x2="14.732cm" svg:y2="19.749cm" draw:start-shape="id1" draw:start-glue-point="2" draw:end-shape="id2" draw:end-glue-point="3" svg:d="M5715 14520v501l8517 4728h500" svg:viewBox="0 0 9018 5230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475cm" svg:height="6.868cm" svg:x="0.771cm" svg:y="9.247cm">
          <draw:image xlink:href="Pictures/10000000000003E9000000A1AAD63A342BC7ED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1.37cm" svg:height="17.664cm" svg:x="3.323cm" svg:y="3.849cm">
          <draw:image xlink:href="Pictures/10000000000003280000019E8B9FDC58D5DAC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313cm" svg:height="6.698cm" svg:x="6.347cm" svg:y="6.144cm">
          <draw:image xlink:href="Pictures/10000000000002430000009D4A44319BFFE58C0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4cm" fo:margin-bottom="0cm" fo:text-indent="0cm"/>
      <style:text-properties fo:font-size="45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47cm" svg:height="7.575cm" svg:x="1.326cm" svg:y="2.485cm"/>
      <draw:page-thumbnail draw:layer="backgroundobjects" svg:width="8.347cm" svg:height="7.575cm" svg:x="1.326cm" svg:y="11.061cm"/>
      <draw:page-thumbnail draw:layer="backgroundobjects" svg:width="8.347cm" svg:height="7.575cm" svg:x="1.326cm" svg:y="19.637cm"/>
      <draw:page-thumbnail draw:layer="backgroundobjects" svg:width="8.347cm" svg:height="7.575cm" svg:x="11.326cm" svg:y="2.485cm"/>
      <draw:page-thumbnail draw:layer="backgroundobjects" svg:width="8.347cm" svg:height="7.575cm" svg:x="11.326cm" svg:y="11.061cm"/>
      <draw:page-thumbnail draw:layer="backgroundobjects" svg:width="8.347cm" svg:height="7.575cm" svg:x="11.326cm" svg:y="19.637cm"/>
    </style:handout-master>
    <style:master-page style:name="Default" style:page-layout-name="PM1" draw:style-name="Mdp1">
      <draw:frame presentation:style-name="Default-title" draw:layer="backgroundobjects" svg:width="25.191cm" svg:height="4.24cm" svg:x="1.399cm" svg:y="1.012cm" presentation:class="title" presentation:placeholder="true">
        <draw:text-box/>
      </draw:frame>
      <draw:frame presentation:style-name="Default-outline1" draw:layer="backgroundobjects" svg:width="25.191cm" svg:height="14.73cm" svg:x="1.399cm" svg:y="5.942cm" presentation:class="outline" presentation:placeholder="true">
        <draw:text-box/>
      </draw:frame>
      <draw:frame presentation:style-name="Mpr1" draw:text-style-name="MP2" draw:layer="backgroundobjects" svg:width="6.521cm" svg:height="1.75cm" svg:x="1.399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75cm" svg:x="9.572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75cm" svg:x="20.069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1:28:56.588537444</meta:creation-date>
    <dc:date>2021-07-04T11:50:24.829896981</dc:date>
    <meta:editing-duration>PT53S</meta:editing-duration>
    <meta:editing-cycles>2</meta:editing-cycles>
    <meta:generator>LibreOffice/6.4.7.2$Linux_X86_64 LibreOffice_project/40$Build-2</meta:generator>
    <meta:document-statistic meta:object-count="39"/>
  </office:meta>
</office:document-meta>
</file>